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fca" officeooo:paragraph-rsid="0016dfca"/>
    </style:style>
    <style:style style:name="P2" style:family="paragraph" style:parent-style-name="Standard" style:list-style-name="L1">
      <style:text-properties officeooo:rsid="0016dfca" officeooo:paragraph-rsid="0016dfca"/>
    </style:style>
    <style:style style:name="P3" style:family="paragraph" style:parent-style-name="Standard" style:list-style-name="L1">
      <style:text-properties officeooo:rsid="00184763" officeooo:paragraph-rsid="00184763"/>
    </style:style>
    <style:style style:name="P4" style:family="paragraph" style:parent-style-name="Standard" style:list-style-name="L1">
      <style:text-properties officeooo:rsid="00191172" officeooo:paragraph-rsid="00191172"/>
    </style:style>
    <style:style style:name="P5" style:family="paragraph" style:parent-style-name="Standard">
      <style:text-properties officeooo:rsid="00191172" officeooo:paragraph-rsid="00191172"/>
    </style:style>
    <style:style style:name="P6" style:family="paragraph" style:parent-style-name="Standard" style:list-style-name="L2">
      <style:text-properties officeooo:rsid="00191172" officeooo:paragraph-rsid="00191172"/>
    </style:style>
    <style:style style:name="P7" style:family="paragraph" style:parent-style-name="Standard" style:list-style-name="L3">
      <style:text-properties officeooo:rsid="00191172" officeooo:paragraph-rsid="00191172"/>
    </style:style>
    <style:style style:name="P8" style:family="paragraph" style:parent-style-name="Standard" style:list-style-name="L3">
      <style:text-properties fo:font-size="14pt" fo:font-weight="bold" officeooo:rsid="00191172" officeooo:paragraph-rsid="00191172" style:font-weight-asian="bold" style:font-weight-complex="bold"/>
    </style:style>
    <style:style style:name="P9" style:family="paragraph" style:parent-style-name="Standard" style:list-style-name="L3">
      <style:text-properties officeooo:rsid="001a2209" officeooo:paragraph-rsid="001a2209"/>
    </style:style>
    <style:style style:name="P10" style:family="paragraph" style:parent-style-name="Standard">
      <style:paragraph-properties fo:break-before="page"/>
      <style:text-properties officeooo:rsid="00191172" officeooo:paragraph-rsid="0019117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1172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bre Juan</text:p>
      <text:p text:style-name="P1"/>
      <text:p text:style-name="P1">Verbes</text:p>
      <text:list xml:id="list5880763479023102835" text:style-name="L1">
        <text:list-item>
          <text:p text:style-name="P2">Se lanzó → 3<text:span text:style-name="T1">e</text:span> sing, passé simple, lanzarse</text:p>
        </text:list-item>
        <text:list-item>
          <text:p text:style-name="P2">Iba → 3<text:span text:style-name="T1">e</text:span> sing, imparfait, ir</text:p>
        </text:list-item>
        <text:list-item>
          <text:p text:style-name="P2">Cruzando → gérondif, cruzar</text:p>
        </text:list-item>
        <text:list-item>
          <text:p text:style-name="P3">Llenó → 3<text:span text:style-name="T1">e</text:span> sing, passé simple, llenar</text:p>
        </text:list-item>
        <text:list-item>
          <text:p text:style-name="P3">Tenía → 3<text:span text:style-name="T1">e</text:span> sing, imparfait, tener</text:p>
        </text:list-item>
        <text:list-item>
          <text:p text:style-name="P3">Se conectó → 3<text:span text:style-name="T1">e</text:span> sing, P. simple, conectarse</text:p>
        </text:list-item>
        <text:list-item>
          <text:p text:style-name="P3">Contó → 3<text:span text:style-name="T1">e</text:span> sing, P. simple, contar</text:p>
        </text:list-item>
        <text:list-item>
          <text:p text:style-name="P3">Mire usted → 3<text:span text:style-name="T1">e</text:span> sing, subj présent, mirar</text:p>
        </text:list-item>
        <text:list-item>
          <text:p text:style-name="P3">Quiero → 1<text:span text:style-name="T1">re</text:span> sing, présent, querer</text:p>
        </text:list-item>
        <text:list-item>
          <text:p text:style-name="P3">Cruzarme → infinitif</text:p>
        </text:list-item>
        <text:list-item>
          <text:p text:style-name="P3">Dígame → 2<text:span text:style-name="T1">e</text:span> sing, impératif, decir</text:p>
        </text:list-item>
        <text:list-item>
          <text:p text:style-name="P3">Hago → 1<text:span text:style-name="T1">re</text:span> sing, présent, hacer</text:p>
        </text:list-item>
        <text:list-item>
          <text:p text:style-name="P3">Pago → 1<text:span text:style-name="T1">re</text:span> sing, présent, pagar</text:p>
        </text:list-item>
        <text:list-item>
          <text:p text:style-name="P3">Regresó → 3<text:span text:style-name="T1">e</text:span> sing, P simple, regresar</text:p>
        </text:list-item>
        <text:list-item>
          <text:p text:style-name="P3">Se quedó → 3<text:span text:style-name="T1">e</text:span> sing, P simple, quedarse</text:p>
        </text:list-item>
        <text:list-item>
          <text:p text:style-name="P3">Mató → 3<text:span text:style-name="T1">e</text:span> sing, P simple, matar</text:p>
        </text:list-item>
        <text:list-item>
          <text:p text:style-name="P3">Enterró → 3<text:span text:style-name="T1">e</text:span> sing, P simple, enterrar</text:p>
        </text:list-item>
        <text:list-item>
          <text:p text:style-name="P3">Le enseño → 3<text:span text:style-name="T1">e</text:span> sing, P simple, enseñar</text:p>
        </text:list-item>
        <text:list-item>
          <text:p text:style-name="P3">Se casaría → 3<text:span text:style-name="T1">e</text:span> sing, imparfait, casarse</text:p>
        </text:list-item>
        <text:list-item>
          <text:p text:style-name="P3">Prometió → 3<text:span text:style-name="T1">e</text:span> sing, P simple, prometer</text:p>
        </text:list-item>
        <text:list-item>
          <text:p text:style-name="P3">Regresaría → 3<text:span text:style-name="T1">e</text:span> sing, subj imp, regresar</text:p>
        </text:list-item>
        <text:list-item>
          <text:p text:style-name="P3">Traicionó → 3<text:span text:style-name="T1">e</text:span> sing, p simple, traicionar</text:p>
        </text:list-item>
        <text:list-item>
          <text:p text:style-name="P3"><text:span text:style-name="T3">D</text:span>ej<text:span text:style-name="T3">a</text:span>ndo → gérondif, deja<text:span text:style-name="T3">r</text:span></text:p>
        </text:list-item>
        <text:list-item>
          <text:p text:style-name="P3"><text:span text:style-name="T3">S</text:span>e tronaron → 3<text:span text:style-name="T1">e</text:span> plur, p simple, tronar<text:span text:style-name="T3">se</text:span></text:p>
        </text:list-item>
        <text:list-item>
          <text:p text:style-name="P4">Lo fue → 3<text:span text:style-name="T1">e</text:span> sing, p simple, ir</text:p>
        </text:list-item>
        <text:list-item>
          <text:p text:style-name="P4">Encontró → 3<text:span text:style-name="T1">e</text:span> sing, p simple, encontrar</text:p>
        </text:list-item>
        <text:list-item>
          <text:p text:style-name="P4">Desapareció → 3<text:span text:style-name="T1">e</text:span> sing, p simple, desapareciar</text:p>
        </text:list-item>
      </text:list>
      <text:p text:style-name="P5"/>
      <text:p text:style-name="P5">La mejor parte de los verbos es conjugado en el pretérito</text:p>
      <text:p text:style-name="P5"/>
      <text:p text:style-name="P5"/>
      <text:p text:style-name="P5">Liens avec les notions :</text:p>
      <text:list xml:id="list929729036400527037" text:style-name="L2">
        <text:list-item>
          <text:p text:style-name="P6">Mitos y Héroes</text:p>
          <text:list>
            <text:list-item>
              <text:p text:style-name="P6"/>
            </text:list-item>
          </text:list>
        </text:list-item>
        <text:list-item>
          <text:p text:style-name="P6">Espacios e Intercambios</text:p>
          <text:list>
            <text:list-item>
              <text:p text:style-name="P6">Juan salió de su país → espacios</text:p>
            </text:list-item>
            <text:list-item>
              <text:p text:style-name="P6">Emigra con la ayuda de un coyote → intercambios</text:p>
            </text:list-item>
          </text:list>
        </text:list-item>
      </text:list>
      <text:p text:style-name="P5"/>
      <text:p text:style-name="P5"/>
      <text:p text:style-name="P5"/>
      <text:p text:style-name="P10">Grammaire :</text:p>
      <text:list xml:id="list4998039116043699012" text:style-name="L3">
        <text:list-item>
          <text:p text:style-name="P8">Pretérito</text:p>
          <text:list>
            <text:list-item>
              <text:p text:style-name="P7">Acciones terminadas en el pasado</text:p>
            </text:list-item>
            <text:list-item>
              <text:p text:style-name="P9">Conjugaison :</text:p>
              <text:list>
                <text:list-header>
                  <text:p text:style-name="P9">AR : -é, -aste, -ó, -amos, -asteis, -aron</text:p>
                  <text:p text:style-name="P9">ER/IR : -í, -iste, -ió, -imos, -isteis, -ieron</text:p>
                </text:list-header>
              </text:list>
            </text:list-item>
            <text:list-item>
              <text:p text:style-name="P9">Pas de diphtongue</text:p>
            </text:list-item>
            <text:list-item>
              <text:p text:style-name="P9">Affaiblissement sur 3<text:span text:style-name="T1">e</text:span> sing et 3<text:span text:style-name="T1">e</text:span> plur</text:p>
              <text:list>
                <text:list-header>
                  <text:p text:style-name="P9">(p<text:span text:style-name="T4">i</text:span>dió)</text:p>
                </text:list-header>
              </text:list>
            </text:list-item>
            <text:list-item>
              <text:p text:style-name="P9">Alternance :</text:p>
              <text:list>
                <text:list-item>
                  <text:p text:style-name="P9">Affaiblissement sur 3<text:span text:style-name="T1">e</text:span> sing et 3<text:span text:style-name="T1">e</text:span> plur</text:p>
                  <text:p text:style-name="P9">e → i , o → u</text:p>
                  <text:p text:style-name="P9">(d<text:span text:style-name="T4">u</text:span>rmío)</text:p>
                </text:list-item>
              </text:list>
            </text:list-item>
            <text:list-item>
              <text:p text:style-name="P9">-acer , -ecer , -ocer , -ucir</text:p>
              <text:list>
                <text:list-item>
                  <text:p text:style-name="P9">pas de « zc »</text:p>
                  <text:p text:style-name="P9">(cono<text:span text:style-name="T4">c</text:span>í)</text:p>
                </text:list-item>
              </text:list>
            </text:list-item>
            <text:list-item>
              <text:p text:style-name="P9">Verbes en -ducir</text:p>
              <text:list>
                <text:list-item>
                  <text:p text:style-name="P9">c → j</text:p>
                  <text:p text:style-name="P9">(condu<text:span text:style-name="T4">j</text:span>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0:30:13.812000000</meta:creation-date>
    <dc:date>2019-01-28T11:18:35.838000000</dc:date>
    <meta:editing-duration>PT40S</meta:editing-duration>
    <meta:editing-cycles>1</meta:editing-cycles>
    <meta:document-statistic meta:table-count="0" meta:image-count="0" meta:object-count="0" meta:page-count="2" meta:paragraph-count="55" meta:word-count="345" meta:character-count="1583" meta:non-whitespace-character-count="1342"/>
    <meta:generator>LibreOffice/5.1.6.2$Windows_x86 LibreOffice_project/07ac168c60a517dba0f0d7bc7540f5afa45f0909</meta:generator>
  </office:meta>
</office:document-meta>
</file>